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oziom_20_2" style:list-style-name="poziom_20_2">
      <style:text-properties style:font-name="Times New Roman"/>
    </style:style>
    <style:style style:name="P2" style:family="paragraph" style:parent-style-name="poziom_20_A1" style:list-style-name="poziom_20_A2"/>
    <style:style style:name="P3" style:family="paragraph" style:parent-style-name="Standard">
      <style:text-properties style:font-name="Times New Roman"/>
    </style:style>
    <style:style style:name="P4" style:family="paragraph" style:parent-style-name="Standard" style:list-style-name="poziom_20_2">
      <style:text-properties style:font-name="Times New Roman"/>
    </style:style>
    <style:style style:name="P5" style:family="paragraph" style:parent-style-name="Standard" style:list-style-name="poziom_20_a_29_">
      <style:text-properties style:font-name="Times New Roman"/>
    </style:style>
    <style:style style:name="P6" style:family="paragraph" style:parent-style-name="Standard">
      <style:paragraph-properties fo:text-align="end" style:justify-single-word="false"/>
      <style:text-properties style:font-name="Times New Roman"/>
    </style:style>
    <style:style style:name="P7" style:family="paragraph" style:parent-style-name="Standard">
      <style:paragraph-properties fo:text-align="start" style:justify-single-word="false"/>
      <style:text-properties style:font-name="Arial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3pt" fo:font-style="normal" fo:font-weight="normal" officeooo:paragraph-rsid="001a6b53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top="0.199cm" fo:margin-bottom="0cm" loext:contextual-spacing="false"/>
      <style:text-properties style:font-name="Times New Roman"/>
    </style:style>
    <style:style style:name="P10" style:family="paragraph" style:parent-style-name="Standard">
      <style:paragraph-properties fo:margin-top="0.101cm" fo:margin-bottom="0cm" loext:contextual-spacing="false"/>
      <style:text-properties style:font-name="Times New Roman" officeooo:paragraph-rsid="0010365b"/>
    </style:style>
    <style:style style:name="P11" style:family="paragraph" style:parent-style-name="Standard" style:master-page-name="">
      <loext:graphic-properties draw:fill="none"/>
      <style:paragraph-properties fo:margin-left="0cm" fo:margin-right="0cm" fo:text-align="end" style:justify-single-word="false" fo:text-indent="0cm" style:auto-text-indent="false" style:page-number="auto" fo:background-color="transparent">
        <style:tab-stops>
          <style:tab-stop style:position="0.088cm"/>
        </style:tab-stops>
      </style:paragraph-properties>
      <style:text-properties style:font-name="Times New Roman"/>
    </style:style>
    <style:style style:name="P12" style:family="paragraph" style:parent-style-name="poziom_20_1" style:list-style-name="poziom_20_1"/>
    <style:style style:name="P13" style:family="paragraph" style:parent-style-name="poziom_20_A" style:list-style-name="poziom_20_A"/>
    <style:style style:name="P14" style:family="paragraph" style:parent-style-name="poziom_20_A" style:list-style-name="poziom_20_A">
      <style:text-properties style:font-name="Times New Roma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fo:font-size="14pt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7">PLAN PREZENTACJI NA WEWNĘTRZNY USTNY EGZAMIN MATURALNY</text:p>
      <text:p text:style-name="P8">Z JĘZYKA POLSKIEGO W ROKU SZKOLNYM 2006/2007 </text:p>
      <text:p text:style-name="P9">Magdalena Barańska, klasa 3d</text:p>
      <text:p text:style-name="P10"><text:span text:style-name="T1">Temat:</text:span> Różne oblicza władców. Porównaj wybrane portrety w oparciu o teksty dramatyczne.</text:p>
      <text:list xml:id="list1831155394" text:style-name="poziom_20_1">
        <text:list-item>
          <text:p text:style-name="P12"><text:span text:style-name="T3">Literatura </text:span><text:span text:style-name="pogrubiona"><text:span text:style-name="T2">podmiotu</text:span></text:span><text:span text:style-name="T3">:</text:span></text:p>
        </text:list-item>
      </text:list>
      <text:list xml:id="list3073894939" text:style-name="poziom_20_2">
        <text:list-item>
          <text:p text:style-name="P1">Kochanowski Jan, Odprawa posłów greckich, Zakład Narodowy im. Ossolińskich, Wrocław 1985.</text:p>
        </text:list-item>
        <text:list-item>
          <text:p text:style-name="P1">Machiavelli Niccolo, Książę (fragmenty), [w:] Mrowcewicz Krzysztof, Przeszłość to dziś, Wydawnictwo STENTOR, Warszawa 2004, s. 54-56.</text:p>
        </text:list-item>
        <text:list-item>
          <text:p text:style-name="P1">Shakespeare William, Makbet, Wydawnictwo Łódzkie, Biblioteka Lektur Szkolnych, Łódź 1976.</text:p>
        </text:list-item>
        <text:list-item>
          <text:p text:style-name="P1">Sofokles, Antygona, Krajowa Agencja Wydawnicza Rzeszów, Rzeszów 1990.</text:p>
        </text:list-item>
      </text:list>
      <text:list xml:id="list231402186249173" text:continue-list="list1831155394" text:style-name="poziom_20_1">
        <text:list-item>
          <text:p text:style-name="P12"><text:span text:style-name="pogrubiona"><text:span text:style-name="T2">Literatura</text:span></text:span><text:span text:style-name="T2"> </text:span><text:span text:style-name="pogrubiona"><text:span text:style-name="T2">przedmiotu</text:span></text:span><text:span text:style-name="T2">:</text:span></text:p>
        </text:list-item>
      </text:list>
      <text:list xml:id="list231401867008660" text:continue-list="list3073894939" text:style-name="poziom_20_2">
        <text:list-item text:start-value="1">
          <text:p text:style-name="P4">Komorowski Jarosław, Makbet Williama Shakespeare'a, WSiP, Biblioteka Analiz Literackich, Warszawa 1989, s. 52-57.</text:p>
        </text:list-item>
        <text:list-item>
          <text:p text:style-name="P4">Kotarski Edward, Odprawa posłów greckich Jana Kochanowskiego, Państwowe Zakłady Wydawnictw Szkolnych, Biblioteka Analiz Literackich, Warszawa 1969, s.40-48.</text:p>
        </text:list-item>
        <text:list-item>
          <text:p text:style-name="P4">Ryś Anna, Antygona Sofoklesa, Wydawnictwo Marek Rożak, Gdańsk 1994, s. 29- 42.</text:p>
        </text:list-item>
      </text:list>
      <text:list xml:id="list231403725288418" text:continue-list="list231402186249173" text:style-name="poziom_20_1">
        <text:list-item>
          <text:p text:style-name="P12"><text:span text:style-name="pogrubiona"><text:span text:style-name="T2">Ramowy plan wypowiedzi:</text:span></text:span></text:p>
        </text:list-item>
      </text:list>
      <text:list xml:id="list769116386" text:style-name="poziom_20_A">
        <text:list-item>
          <text:p text:style-name="P13"><text:span text:style-name="T2">Wstęp</text:span></text:p>
        </text:list-item>
      </text:list>
      <text:list xml:id="list3409881026" text:style-name="poziom_20_A2">
        <text:list-item>
          <text:p text:style-name="P2"><text:span text:style-name="T2">Rozważania dotyczące* osób sprawujących władzę oraz* sposobów rządzenia.</text:span></text:p>
        </text:list-item>
        <text:list-item>
          <text:p text:style-name="P2"><text:span text:style-name="T2">"Ksiażę" Niccolo Machiavellego jako punkt odniesienia do analizy postępowania przedstawionych bohaterów – władców.</text:span></text:p>
        </text:list-item>
      </text:list>
      <text:list xml:id="list231403399178648" text:continue-list="list769116386" text:style-name="poziom_20_A">
        <text:list-item>
          <text:p text:style-name="P13"><text:span text:style-name="T2">Kolejność prezentowanych argumentów (treści)</text:span></text:p>
        </text:list-item>
      </text:list>
      <text:list xml:id="list231403612797023" text:continue-list="list3409881026" text:style-name="poziom_20_A2">
        <text:list-item text:start-value="1">
          <text:p text:style-name="P2"><text:span text:style-name="T2">Krytyka władcy niesprawiedliwego, nieudolnego i ulegającego wpływom osób (król Priam) oraz krytyka egoistycznego, kierującego się prywatą, a nie troską o losy ojczyzny księcia (Aleksander) w "Odprawie posłów greckich".</text:span></text:p>
        </text:list-item>
        <text:list-item>
          <text:p text:style-name="P2"><text:span text:style-name="T2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span></text:p>
        </text:list-item>
        <text:list-item>
          <text:p text:style-name="P2"><text:span text:style-name="T2">Zróżnicowanie* oceny postępowania Kreona jako:</text:span></text:p>
        </text:list-item>
      </text:list>
      <text:list xml:id="list3538202853" text:style-name="poziom_20_a_29_">
        <text:list-item>
          <text:p text:style-name="P5">władcy – tyrana i despoty surowo egzekwującego wydane prawa i rozkazy,</text:p>
        </text:list-item>
        <text:list-item>
          <text:p text:style-name="P5">władcy konsekwentnego, bezkompromisowego, pozbawionego prywaty, kierującego się interesami i obowiązkami państwa.</text:p>
        </text:list-item>
      </text:list>
      <text:list xml:id="list231403338138589" text:continue-list="list231403612797023" text:style-name="poziom_20_A2">
        <text:list-item>
          <text:p text:style-name="P2"><text:span text:style-name="T2">Sylwetka bezwzględnego Makbeta – władcy zbrodniarza zaślepionego namiętnością władzy, ale bezustannego borykającego się z wyrzutami sumienia:</text:span></text:p>
        </text:list-item>
      </text:list>
      <text:list xml:id="list231403797528169" text:continue-list="list3538202853" text:style-name="poziom_20_a_29_">
        <text:list-item text:start-value="1">
          <text:p text:style-name="P5">tragizm postaci Makbeta – władca ukazany jako marionetka ludzkich namiętności, motyw życia – teatru.</text:p>
        </text:list-item>
      </text:list>
      <text:list xml:id="list231403503961813" text:continue-list="list231403399178648" text:style-name="poziom_20_A">
        <text:list-item>
          <text:p text:style-name="P14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231402602431198" text:continue-list="list231403725288418" text:style-name="poziom_20_1">
        <text:list-item>
          <text:p text:style-name="P12"><text:span text:style-name="pogrubiona"><text:span text:style-name="T2">Materiały pomocnicze</text:span></text:span></text:p>
        </text:list-item>
      </text:list>
      <text:list xml:id="list231403017179563" text:continue-list="list231401867008660" text:style-name="poziom_20_2">
        <text:list-item text:start-value="1">
          <text:p text:style-name="P1">kartka z cytatami,</text:p>
        </text:list-item>
        <text:list-item>
          <text:p text:style-name="P1">prezentacja multimedialna.</text:p>
        </text:list-item>
      </text:list>
      <text:p text:style-name="P3"/>
      <text:p text:style-name="P6">Podpis zdającego</text:p>
      <text:p text:style-name="P11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oziom_20_1" style:display-name="poziom 1" style:family="paragraph" style:parent-style-name="Standard">
      <style:paragraph-properties fo:margin-top="0.199cm" fo:margin-bottom="0.101cm" loext:contextual-spacing="false"/>
    </style:style>
    <style:style style:name="poziom_20_2" style:display-name="poziom 2" style:family="paragraph" style:parent-style-name="poziom_20_1">
      <style:paragraph-properties fo:margin-top="0cm" fo:margin-bottom="0cm" loext:contextual-spacing="false"/>
    </style:style>
    <style:style style:name="poziom_20_A" style:display-name="poziom A" style:family="paragraph" style:parent-style-name="Standard">
      <style:paragraph-properties fo:margin-top="0.101cm" fo:margin-bottom="0.101cm" loext:contextual-spacing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oziom_20_a_29_" style:display-name="poziom a)" style:family="paragraph" style:parent-style-name="Standard" style:list-style-name="poziom_20_A2">
      <style:paragraph-properties>
        <style:tab-stops/>
      </style:paragraph-properties>
      <style:text-properties style:font-name="Times New Roman" fo:font-family="'Times New Roman'" style:font-family-generic="roman" style:font-pitch="variable"/>
    </style:style>
    <style:style style:name="poziom_20_A1" style:display-name="poziom A1" style:family="paragraph" style:parent-style-name="Standard" style:list-style-name="poziom_20_A1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ogrubiona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oziom_20_1" style:display-name="poziom 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poziom_20_2" style:display-name="poziom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oziom_20_A" style:display-name="poziom A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84cm" fo:margin-left="1.31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oziom_20_A2" style:display-name="poziom A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cm" fo:margin-left="1.8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9cm" fo:text-indent="-1.379cm" fo:margin-left="2.64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ez_20_tytułu1" style:display-name="Bez tytułu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1.63cm" fo:margin-left="2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poziom_20_a_29_" style:display-name="poziom a)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67cm" fo:text-indent="-0.621cm" fo:margin-left="2.521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649cm" fo:text-indent="-1.379cm" fo:margin-left="2.649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Bez_20_tytułu2" style:display-name="Bez tytułu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7cm" fo:text-indent="0.6cm" fo:margin-left="0.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9cm" fo:text-indent="-1.72cm" fo:margin-left="2.9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0:05:50.559821070</meta:creation-date>
    <dc:date>2018-11-28T23:14:01.314000000</dc:date>
    <meta:editing-duration>PT17M49S</meta:editing-duration>
    <meta:editing-cycles>5</meta:editing-cycles>
    <meta:generator>LibreOffice/6.1.2.1$Windows_X86_64 LibreOffice_project/65905a128db06ba48db947242809d14d3f9a93fe</meta:generator>
    <meta:document-statistic meta:table-count="0" meta:image-count="0" meta:object-count="0" meta:page-count="1" meta:paragraph-count="31" meta:word-count="330" meta:character-count="2630" meta:non-whitespace-character-count="2350"/>
  </office:meta>
</office:document-meta>
</file>